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OpenSymbol" svg:font-family="OpenSymbol"/>
    <style:font-face style:name="Courier-Bold" svg:font-family="Courier-Bold" style:font-family-generic="modern"/>
    <style:font-face style:name="Georgia" svg:font-family="Georgia" style:font-family-generic="roman"/>
    <style:font-face style:name="Helvetica" svg:font-family="Helvetica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075in" fo:margin-left="-0.075in" table:align="left" style:writing-mode="lr-tb"/>
    </style:style>
    <style:style style:name="Table1.A" style:family="table-column">
      <style:table-column-properties style:column-width="3.075in"/>
    </style:style>
    <style:style style:name="Table1.B" style:family="table-column">
      <style:table-column-properties style:column-width="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0.05pt solid #e2e2e2" fo:border-right="1pt solid #e2e2e2" fo:border-top="0.05pt solid #e2e2e2" fo:border-bottom="0.05pt solid #e2e2e2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.2083in" style:text-autospace="none"/>
    </style:style>
    <style:style style:name="P3" style:family="paragraph" style:parent-style-name="Standard">
      <style:paragraph-properties fo:margin-top="0in" fo:margin-bottom="0.2083in" style:text-autospace="none"/>
      <style:text-properties fo:color="#262626" style:font-name="Helvetica" fo:font-size="14pt" style:font-name-asian="Helvetica" style:font-size-asian="14pt" style:font-name-complex="Helvetica" style:font-size-complex="14pt"/>
    </style:style>
    <style:style style:name="P4" style:family="paragraph" style:parent-style-name="CodeSample">
      <style:paragraph-properties fo:margin-left="0.4925in" fo:margin-right="0in" fo:text-indent="0in" style:auto-text-indent="false"/>
      <style:text-properties fo:font-size="12pt" style:font-size-asian="12pt" style:font-size-complex="12pt"/>
    </style:style>
    <style:style style:name="P5" style:family="paragraph" style:parent-style-name="CodeSample">
      <style:paragraph-properties fo:margin-left="0.4925in" fo:margin-right="0in" fo:text-indent="0in" style:auto-text-indent="false"/>
      <style:text-properties fo:font-size="12pt" fo:background-color="#00ff00" style:font-size-asian="12pt" style:font-size-complex="12pt"/>
    </style:style>
    <style:style style:name="P6" style:family="paragraph" style:parent-style-name="CodeSample">
      <style:paragraph-properties fo:margin-left="0.4925in" fo:margin-right="0in" fo:text-indent="0in" style:auto-text-indent="false"/>
      <style:text-properties fo:color="#262626" style:font-name="Courier-Bold" fo:font-size="12pt" fo:font-style="normal" fo:font-weight="bold" style:font-name-asian="Courier-Bold" style:font-size-asian="12pt" style:font-style-asian="normal" style:font-weight-asian="bold" style:font-name-complex="Courier-Bold" style:font-size-complex="12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8" style:family="paragraph" style:parent-style-name="Standard">
      <style:paragraph-properties style:text-autospace="none"/>
    </style:style>
    <style:style style:name="P9" style:family="paragraph" style:parent-style-name="Text_20_body">
      <style:paragraph-properties fo:margin-top="0.1665in" fo:margin-bottom="0.0835in"/>
      <style:text-properties style:font-name="Arial" style:font-name-asian="Arial Unicode MS" style:font-name-complex="Arial Unicode MS"/>
    </style:style>
    <style:style style:name="P1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Heading_20_1">
      <style:paragraph-properties fo:margin-top="0.1665in" fo:margin-bottom="0.0835in" fo:keep-with-next="always"/>
    </style:style>
    <style:style style:name="P13" style:family="paragraph" style:parent-style-name="Heading_20_1">
      <style:paragraph-properties fo:margin-top="0.1665in" fo:margin-bottom="0.0835in" fo:keep-with-next="always"/>
      <style:text-properties style:font-name="Arial" style:font-name-asian="Arial Unicode MS" style:font-name-complex="Arial Unicode MS"/>
    </style:style>
    <style:style style:name="P14" style:family="paragraph" style:parent-style-name="Heading_20_1" style:list-style-name="">
      <style:paragraph-properties fo:margin-top="0.1665in" fo:margin-bottom="0.0835in" fo:keep-with-next="always"/>
      <style:text-properties style:font-name="Arial" style:font-name-asian="Arial Unicode MS" style:font-name-complex="Arial Unicode MS"/>
    </style:style>
    <style:style style:name="P15" style:family="paragraph" style:parent-style-name="Heading_20_1">
      <style:paragraph-properties fo:margin-top="0.1665in" fo:margin-bottom="0.0835in" fo:break-before="page"/>
      <style:text-properties style:font-name="Arial" style:font-name-asian="Arial Unicode MS" style:font-name-complex="Arial Unicode MS"/>
    </style:style>
    <style:style style:name="P16" style:family="paragraph" style:parent-style-name="Heading_20_1">
      <style:paragraph-properties fo:margin-top="0.1665in" fo:margin-bottom="0.0835in" fo:break-before="page" fo:keep-with-next="always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CodeSample" style:list-style-name="L2"/>
    <style:style style:name="P19" style:family="paragraph" style:parent-style-name="CodeSample" style:list-style-name="L3"/>
    <style:style style:name="P20" style:family="paragraph" style:parent-style-name="CodeSample" style:list-style-name="L3">
      <style:paragraph-properties fo:margin-left="0.4925in" fo:margin-right="0in" fo:text-indent="0in" style:auto-text-indent="false"/>
      <style:text-properties fo:font-size="12pt" fo:background-color="#ff0000" style:font-size-asian="12pt" style:font-size-complex="12pt"/>
    </style:style>
    <style:style style:name="P21" style:family="paragraph" style:parent-style-name="Text_20_body" style:list-style-name=""/>
    <style:style style:name="P22" style:family="paragraph" style:parent-style-name="Text_20_body" style:list-style-name="L1"/>
    <style:style style:name="P23" style:family="paragraph" style:parent-style-name="Text_20_body">
      <style:text-properties fo:font-size="12pt" style:font-size-asian="12pt" style:font-size-complex="12pt"/>
    </style:style>
    <style:style style:name="P24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25" style:family="paragraph" style:parent-style-name="Text_20_body">
      <style:paragraph-properties fo:background-color="#ff0000">
        <style:background-image/>
      </style:paragraph-properties>
    </style:style>
    <style:style style:name="P26" style:family="paragraph" style:parent-style-name="Standard" style:list-style-name="L2"/>
    <style:style style:name="P27" style:family="paragraph" style:parent-style-name="Standard" style:list-style-name="L3"/>
    <style:style style:name="P28" style:family="paragraph" style:parent-style-name="Standard" style:list-style-name="L3">
      <style:text-properties fo:font-size="12pt" style:font-size-asian="12pt" style:font-size-complex="12pt"/>
    </style:style>
    <style:style style:name="P29" style:family="paragraph" style:parent-style-name="Standard" style:list-style-name="L4"/>
    <style:style style:name="P30" style:family="paragraph" style:parent-style-name="Standard" style:list-style-name="L5"/>
    <style:style style:name="T1" style:family="text">
      <style:text-properties fo:background-color="#ff0000"/>
    </style:style>
    <style:style style:name="T2" style:family="text">
      <style:text-properties fo:color="#262626" style:font-name="Helvetica" fo:font-size="14pt" style:font-name-asian="Helvetica" style:font-size-asian="14pt" style:font-name-complex="Helvetica" style:font-size-complex="14pt"/>
    </style:style>
    <style:style style:name="T3" style:family="text">
      <style:text-properties fo:color="#262626" style:font-name="Helvetica" fo:font-size="12pt" style:font-name-asian="Helvetica" style:font-size-asian="12pt" style:font-name-complex="Helvetica" style:font-size-complex="12pt"/>
    </style:style>
    <style:style style:name="T4" style:family="text">
      <style:text-properties fo:color="#262626" style:font-name="Helvetica" style:font-name-asian="Helvetica" style:font-name-complex="Helvetica"/>
    </style:style>
    <style:style style:name="T5" style:family="text">
      <style:text-properties fo:color="#262626" style:font-name="Courier" fo:font-size="12pt" style:font-name-asian="Courier" style:font-size-asian="12pt" style:font-name-complex="Courier" style:font-size-complex="12pt"/>
    </style:style>
    <style:style style:name="T6" style:family="text">
      <style:text-properties fo:color="#262626" style:font-name="Courier" fo:font-size="12pt" fo:font-style="italic" fo:font-weight="bold" style:font-name-asian="Courier" style:font-size-asian="12pt" style:font-style-asian="italic" style:font-weight-asian="bold" style:font-name-complex="Courier" style:font-size-complex="12pt" style:font-style-complex="italic" style:font-weight-complex="bold"/>
    </style:style>
    <style:style style:name="T7" style:family="text">
      <style:text-properties fo:color="#262626" style:font-name="Courier" fo:font-size="13pt" style:font-name-asian="Courier" style:font-size-asian="13pt" style:font-name-complex="Courier" style:font-size-complex="13pt"/>
    </style:style>
    <style:style style:name="T8" style:family="text">
      <style:text-properties fo:color="#262626" style:font-name="Courier" fo:font-size="13pt" fo:font-weight="normal" style:font-name-asian="Courier" style:font-size-asian="13pt" style:font-weight-asian="normal" style:font-name-complex="Courier" style:font-size-complex="13pt" style:font-weight-complex="normal"/>
    </style:style>
    <style:style style:name="T9" style:family="text">
      <style:text-properties fo:color="#262626" style:font-name="Courier" fo:font-size="13pt" fo:font-style="normal" fo:font-weight="normal" style:font-name-asian="Courier" style:font-size-asian="13pt" style:font-style-asian="normal" style:font-weight-asian="normal" style:font-name-complex="Courier" style:font-size-complex="13pt" style:font-style-complex="normal" style:font-weight-complex="normal"/>
    </style:style>
    <style:style style:name="T10" style:family="text">
      <style:text-properties fo:color="#262626" style:font-name="Courier" style:font-name-asian="Courier" style:font-name-complex="Courier"/>
    </style:style>
    <style:style style:name="T11" style:family="text">
      <style:text-properties fo:color="#262626" style:font-name="Courier" fo:font-style="normal" fo:font-weight="normal" style:font-name-asian="Courier" style:font-style-asian="normal" style:font-weight-asian="normal" style:font-name-complex="Courier" style:font-style-complex="normal" style:font-weight-complex="normal"/>
    </style:style>
    <style:style style:name="T12" style:family="text">
      <style:text-properties fo:color="#262626" style:font-name="Courier-Bold" fo:font-size="13pt" fo:font-weight="bold" style:font-name-asian="Courier-Bold" style:font-size-asian="13pt" style:font-weight-asian="bold" style:font-name-complex="Courier-Bold" style:font-size-complex="13pt" style:font-weight-complex="bold"/>
    </style:style>
    <style:style style:name="T13" style:family="text">
      <style:text-properties fo:color="#262626" style:font-name="Courier-Bold" fo:font-size="13pt" fo:font-style="normal" fo:font-weight="bold" style:font-name-asian="Courier-Bold" style:font-size-asian="13pt" style:font-style-asian="normal" style:font-weight-asian="bold" style:font-name-complex="Courier-Bold" style:font-size-complex="13pt" style:font-style-complex="normal" style:font-weight-complex="bold"/>
    </style:style>
    <style:style style:name="T14" style:family="text">
      <style:text-properties fo:color="#262626" style:font-name="Courier-Bold" fo:font-style="normal" fo:font-weight="bold" style:font-name-asian="Courier-Bold" style:font-style-asian="normal" style:font-weight-asian="bold" style:font-name-complex="Courier-Bold" style:font-style-complex="normal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background-color="#00ff00"/>
    </style:style>
    <style:style style:name="T18" style:family="text">
      <style:text-properties fo:color="#118987" style:font-name="Courier" fo:font-size="13pt" fo:font-weight="normal" style:font-name-asian="Courier" style:font-size-asian="13pt" style:font-weight-asian="normal" style:font-name-complex="Courier" style:font-size-complex="13pt" style:font-weight-complex="normal"/>
    </style:style>
    <style:style style:name="T19" style:family="text">
      <style:text-properties fo:color="#0e72a4" style:font-name="Courier" fo:font-size="13pt" fo:font-style="normal" fo:font-weight="normal" style:font-name-asian="Courier" style:font-size-asian="13pt" style:font-style-asian="normal" style:font-weight-asian="normal" style:font-name-complex="Courier" style:font-size-complex="13pt" style:font-style-complex="normal" style:font-weight-complex="normal"/>
    </style:style>
    <style:style style:name="T20" style:family="text">
      <style:text-properties fo:color="#0e72a4" style:font-name="Courier" fo:font-style="normal" fo:font-weight="normal" style:font-name-asian="Courier" style:font-style-asian="normal" style:font-weight-asian="normal" style:font-name-complex="Courier" style:font-style-complex="normal" style:font-weight-complex="normal"/>
    </style:style>
    <style:style style:name="T21" style:family="text">
      <style:text-properties fo:color="#850004" style:font-name="Courier-Bold" fo:font-size="12pt" fo:font-weight="bold" style:font-name-asian="Courier-Bold" style:font-size-asian="12pt" style:font-weight-asian="bold" style:font-name-complex="Courier-Bold" style:font-size-complex="12pt" style:font-weight-complex="bold"/>
    </style:style>
    <style:style style:name="T22" style:family="text">
      <style:text-properties fo:color="#d20035" style:font-name="Courier" fo:font-style="normal" fo:font-weight="normal" style:font-name-asian="Courier" style:font-style-asian="normal" style:font-weight-asian="normal" style:font-name-complex="Courier" style:font-style-complex="normal" style:font-weight-complex="normal"/>
    </style:style>
    <style:style style:name="T23" style:family="text">
      <style:text-properties style:font-name="Arial" style:font-name-asian="Arial Unicode MS" style:font-name-complex="Arial Unicode MS"/>
    </style:style>
    <style:style style:name="T24" style:family="text">
      <style:text-properties fo:color="#4d4d4d" style:font-name="Georgia" fo:font-size="17pt" style:font-name-asian="Georgia" style:font-size-asian="17pt" style:font-name-complex="Georgia" style:font-size-complex="17pt"/>
    </style:style>
    <style:style style:name="T25" style:family="text">
      <style:text-properties fo:color="#4d4d4d" style:font-name="Georgia" fo:font-size="14pt" style:font-name-asian="Georgia" style:font-size-asian="14pt" style:font-name-complex="Georgia" style:font-size-complex="14pt"/>
    </style:style>
    <style:style style:name="T26" style:family="text">
      <style:text-properties fo:color="#2f3339" style:font-name="Georgia" fo:font-size="17pt" fo:font-weight="normal" style:font-name-asian="Georgia" style:font-size-asian="17pt" style:font-weight-asian="normal" style:font-name-complex="Georgia" style:font-size-complex="17pt" style:font-weight-complex="normal"/>
    </style:style>
    <style:style style:name="T27" style:family="text">
      <style:text-properties fo:color="#2f3339" style:font-name="Georgia" fo:font-weight="normal" style:font-name-asian="Georgia" style:font-weight-asian="normal" style:font-name-complex="Georgia" style:font-weight-complex="normal"/>
    </style:style>
    <style:style style:name="T28" style:family="text">
      <style:text-properties style:use-window-font-color="true" style:font-name="Menlo-Regular" fo:font-weight="normal" style:font-name-asian="Menlo-Regular" style:font-weight-asian="normal" style:font-name-complex="Menlo-Regular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RubyMotion coding style</text:p>
      <text:p text:style-name="Standard"/>
      <text:p text:style-name="Standard"/>
      <text:p text:style-name="Standard"/>
      <text:p text:style-name="Standard"/>
      <text:h text:style-name="P14" text:outline-level="1"/>
      <text:table-of-content text:style-name="Sect1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11">Table of Contents</text:p>
          </text:index-title>
          <text:p text:style-name="P10"><text:a xlink:type="simple" xlink:href="#__RefHeading__963_1813727133" text:style-name="Index_20_Link" text:visited-style-name="Index_20_Link">Preface<text:tab/>3</text:a></text:p>
          <text:p text:style-name="P10"><text:a xlink:type="simple" xlink:href="#__RefHeading__967_1813727133" text:style-name="Index_20_Link" text:visited-style-name="Index_20_Link">Repository structure<text:tab/>3</text:a></text:p>
          <text:p text:style-name="P10"><text:a xlink:type="simple" xlink:href="#__RefHeading__2968_323118931" text:style-name="Index_20_Link" text:visited-style-name="Index_20_Link">0. Please use CamelCase for all declarations<text:tab/>4</text:a></text:p>
          <text:p text:style-name="P10"><text:a xlink:type="simple" xlink:href="#__RefHeading__2970_323118931" text:style-name="Index_20_Link" text:visited-style-name="Index_20_Link">1. Spaces vs. Tabs <text:tab/>4</text:a></text:p>
          <text:p text:style-name="P10"><text:a xlink:type="simple" xlink:href="#__RefHeading__2964_323118931" text:style-name="Index_20_Link" text:visited-style-name="Index_20_Link">2. Objective-C Method Overload Declarations<text:tab/>4</text:a></text:p>
          <text:p text:style-name="P10"><text:a xlink:type="simple" xlink:href="#__RefHeading__2966_323118931" text:style-name="Index_20_Link" text:visited-style-name="Index_20_Link">3. Ruby Method Declarations<text:tab/>4</text:a></text:p>
          <text:p text:style-name="P10"><text:a xlink:type="simple" xlink:href="#__RefHeading__2972_323118931" text:style-name="Index_20_Link" text:visited-style-name="Index_20_Link">4. Method Invocations<text:tab/>4</text:a></text:p>
          <text:p text:style-name="P10"><text:a xlink:type="simple" xlink:href="#__RefHeading__2974_323118931" text:style-name="Index_20_Link" text:visited-style-name="Index_20_Link">5. Spacing and indentation<text:tab/>5</text:a></text:p>
          <text:p text:style-name="P10"><text:a xlink:type="simple" xlink:href="#__RefHeading__2976_323118931" text:style-name="Index_20_Link" text:visited-style-name="Index_20_Link">6. Conditionals<text:tab/>5</text:a></text:p>
          <text:p text:style-name="P10"><text:a xlink:type="simple" xlink:href="#__RefHeading__2978_323118931" text:style-name="Index_20_Link" text:visited-style-name="Index_20_Link">7. Classes <text:tab/>6</text:a></text:p>
          <text:p text:style-name="P10"><text:a xlink:type="simple" xlink:href="#__RefHeading__2980_323118931" text:style-name="Index_20_Link" text:visited-style-name="Index_20_Link">8. Blocks and lambdas<text:tab/>7</text:a></text:p>
          <text:p text:style-name="P10"><text:a xlink:type="simple" xlink:href="#__RefHeading__2982_323118931" text:style-name="Index_20_Link" text:visited-style-name="Index_20_Link">9. Memory Management<text:tab/>7</text:a></text:p>
          <text:p text:style-name="P10"><text:a xlink:type="simple" xlink:href="#__RefHeading__854_1517234274" text:style-name="Index_20_Link" text:visited-style-name="Index_20_Link">10. Exceptions<text:tab/>7</text:a></text:p>
          <text:p text:style-name="P10"><text:a xlink:type="simple" xlink:href="#__RefHeading__2984_323118931" text:style-name="Index_20_Link" text:visited-style-name="Index_20_Link">11. One more thing<text:tab/>8</text:a></text:p>
          <text:p text:style-name="P10"><text:a xlink:type="simple" xlink:href="#__RefHeading__1078_1517234274" text:style-name="Index_20_Link" text:visited-style-name="Index_20_Link">Appendix A : Objective-C API design requirements<text:tab/>9</text:a></text:p>
        </text:index-body>
      </text:table-of-content>
      <text:p text:style-name="P9"/>
      <text:h text:style-name="P17" text:outline-level="1"><text:bookmark-start text:name="__RefHeading__963_1813727133"/>Preface<text:bookmark-end text:name="__RefHeading__963_1813727133"/></text:h>
      <text:h text:style-name="P21" text:outline-level="1"><text:bookmark-start text:name="__RefHeading__965_1813727133"/>This style guide is different from existing style guides ruby developers are used to. The main goal of this style guide is helping Objective-C developers start using RubyMotion. Our goal is getting rid of following two contradicting coding styles. We strongly encourage you reading the Objective-C coding style to gain a better understanding of this document.<text:bookmark-end text:name="__RefHeading__965_1813727133"/></text:h>
      <text:h text:style-name="P21" text:outline-level="1"/>
      <text:h text:style-name="P21" text:outline-level="1"/>
      <text:h text:style-name="P21" text:outline-level="1"/>
      <text:h text:style-name="Heading_20_1" text:outline-level="1"><text:bookmark-start text:name="__RefHeading__967_1813727133"/>Repository structure<text:bookmark-end text:name="__RefHeading__967_1813727133"/></text:h>
      <text:h text:style-name="P21" text:outline-level="1"><text:bookmark-start text:name="__RefHeading__969_1813727133"/>The branch must have the structure described below regardless of the VCS used<text:bookmark-end text:name="__RefHeading__969_1813727133"/></text:h>
      <text:list xml:id="list533681959" text:style-name="L1">
        <text:list-item>
          <text:h text:style-name="P22" text:outline-level="1"><text:bookmark-start text:name="__RefHeading__971_1813727133"/><text:span text:style-name="T15">app </text:span>– a directory for applications – both <text:span text:style-name="T16">Objective-C</text:span> and <text:span text:style-name="T16">RubyMotion</text:span> ones. Main application should contain no busyness logic. Please use static libraries and gems as much as possible. <text:bookmark-end text:name="__RefHeading__971_1813727133"/></text:h>
        </text:list-item>
        <text:list-item>
          <text:h text:style-name="P22" text:outline-level="1"><text:bookmark-start text:name="__RefHeading__973_1813727133"/><text:span text:style-name="T15">lib</text:span> – a directory for <text:span text:style-name="T16">Objective-C</text:span> libraries containing busyness logic<text:bookmark-end text:name="__RefHeading__973_1813727133"/></text:h>
        </text:list-item>
        <text:list-item>
          <text:h text:style-name="P22" text:outline-level="1"><text:bookmark-start text:name="__RefHeading__975_1813727133"/><text:span text:style-name="T15">lib-third-party</text:span> – a directory for third-party <text:span text:style-name="T16">Objective-C</text:span> libraries containing utility functions. Under <text:span text:style-name="T16">git</text:span> these must be included as <text:span text:style-name="T16">submodules</text:span> <text:bookmark-end text:name="__RefHeading__975_1813727133"/></text:h>
        </text:list-item>
        <text:list-item>
          <text:h text:style-name="P22" text:outline-level="1"><text:bookmark-start text:name="__RefHeading__977_1813727133"/><text:span text:style-name="T15">lib-ruby</text:span> – a directory for <text:span text:style-name="T16">RubyMotion </text:span>libraries containing busyness logic<text:bookmark-end text:name="__RefHeading__977_1813727133"/></text:h>
        </text:list-item>
        <text:list-item>
          <text:h text:style-name="P22" text:outline-level="1"><text:bookmark-start text:name="__RefHeading__979_1813727133"/><text:span text:style-name="T15">lib-ruby-third-party</text:span> – a directory for third-party <text:span text:style-name="T16">RubyMotion</text:span> libraries containing utility functions. Under <text:span text:style-name="T16">git</text:span> these must be included as <text:span text:style-name="T16">submodules</text:span> <text:bookmark-end text:name="__RefHeading__979_1813727133"/></text:h>
        </text:list-item>
      </text:list>
      <text:h text:style-name="P21" text:outline-level="1"/>
      <text:h text:style-name="P21" text:outline-level="1"/>
      <text:h text:style-name="P21" text:outline-level="1"><text:bookmark-start text:name="__RefHeading__981_1813727133"/><text:span text:style-name="T15">Exception :</text:span> <text:bookmark-end text:name="__RefHeading__981_1813727133"/></text:h>
      <text:h text:style-name="P21" text:outline-level="1"><text:bookmark-start text:name="__RefHeading__983_1813727133"/>The main application must contain only xCode sub-projects that are responsible for GUI construction. Such sub-projects must be considered as wrappers for xCode's Interface Builder rather than stand alone projects.<text:bookmark-end text:name="__RefHeading__983_1813727133"/></text:h>
      <text:h text:style-name="P21" text:outline-level="1"/>
      <text:h text:style-name="P21" text:outline-level="1"/>
      <text:h text:style-name="P21" text:outline-level="1"/>
      <text:h text:style-name="P21" text:outline-level="1"/>
      <text:h text:style-name="P15" text:outline-level="1"><text:bookmark-start text:name="__RefHeading__2968_323118931"/>0. Please use CamelCase for all declarations<text:bookmark-end text:name="__RefHeading__2968_323118931"/></text:h>
      <text:p text:style-name="Standard"><text:span text:style-name="T15">Classes</text:span> start with a <text:span text:style-name="T16">capital</text:span> letter.</text:p>
      <text:p text:style-name="Standard"><text:span text:style-name="T15">Variables</text:span> and methods start with a l<text:span text:style-name="T16">owercase </text:span>letter</text:p>
      <text:p text:style-name="Standard"><text:span text:style-name="T15">Constants</text:span> are the only exception. They must be in the <text:span text:style-name="T6">SCREAMING_SNAKE_CASE</text:span></text:p>
      <text:p text:style-name="Standard"/>
      <text:p text:style-name="Standard"/>
      <text:h text:style-name="P13" text:outline-level="1"><text:bookmark-start text:name="__RefHeading__2970_323118931"/>1. Spaces vs. Tabs <text:bookmark-end text:name="__RefHeading__2970_323118931"/></text:h>
      <text:p text:style-name="Text_20_body">Use only spaces, and indent 2 spaces at a time. We use 2 spaces since they look best beside the“def” keyword.</text:p>
      <text:p text:style-name="Standard"/>
      <text:h text:style-name="Heading_20_1" text:outline-level="1"><text:bookmark-start text:name="__RefHeading__2964_323118931"/>2. Objective-C Method Overload Declarations<text:bookmark-end text:name="__RefHeading__2964_323118931"/></text:h>
      <text:p text:style-name="Standard">Please use the same rules as for Objective-C code. Method name parts must be aligned according to the colon sign. The same rule applies to invocations.</text:p>
      <text:p text:style-name="CodeSample">def initWithFrame(frame,</text:p>
      <text:p text:style-name="CodeSample"><text:s text:c="21"/>style: style )</text:p>
      <text:p text:style-name="CodeSample"><text:s text:c="2"/>#implementation here</text:p>
      <text:p text:style-name="CodeSample">end</text:p>
      <text:p text:style-name="Standard"/>
      <text:h text:style-name="P13" text:outline-level="1"><text:bookmark-start text:name="__RefHeading__2966_323118931"/>3. Ruby Method Declarations<text:bookmark-end text:name="__RefHeading__2966_323118931"/></text:h>
      <text:p text:style-name="P2"><text:span text:style-name="T2">Use </text:span><text:span text:style-name="T5">def</text:span><text:span text:style-name="T2"> with parentheses when there are arguments. Omit the parentheses when the method doesn't accept any arguments.</text:span></text:p>
      <text:p text:style-name="Standard"/>
      <text:h text:style-name="P13" text:outline-level="1"><text:bookmark-start text:name="__RefHeading__2972_323118931"/>4. Method Invocations<text:bookmark-end text:name="__RefHeading__2972_323118931"/></text:h>
      <text:p text:style-name="Text_20_body">Please use parentheses explicitly when calling methods. </text:p>
      <text:p text:style-name="CodeSample">@table.reloadData <text:s/><text:span text:style-name="T1">## works but does not look like a function call</text:span></text:p>
      <text:p text:style-name="CodeSample">@table.reloadData()<text:span text:style-name="T17"> ## This is a lot better</text:span> </text:p>
      <text:p text:style-name="Text_20_body"/>
      <text:p text:style-name="Text_20_body">Convenience constructors without parameters should be used without parentheses since they are rather constants than methods</text:p>
      <text:p text:style-name="CodeSample">UIColor.clearColor() <text:s/><text:span text:style-name="T1">## Not good. It's actually a constant</text:span></text:p>
      <text:p text:style-name="CodeSample">UIColor.clearColor <text:s/><text:span text:style-name="T17">## That's it!</text:span></text:p>
      <text:p text:style-name="Text_20_body"/>
      <text:p text:style-name="Text_20_body">When calling C functions, <text:s/>parentheses must always be used according to the RubyMotion's documentation http://www.rubymotion.com/developer-center/guides/runtime/#_functions</text:p>
      <text:p text:style-name="P8"><text:span text:style-name="T24">“</text:span><text:span text:style-name="T25">Most functions in the iOS SDK start by a capital letter. For those who accept no argument, it is important to explicitly use parentheses when calling them, in order to avoid the expression to be evaluated as a constant lookup.</text:span><text:span text:style-name="T24">”</text:span></text:p>
      <text:h text:style-name="P16" text:outline-level="1"><text:bookmark-start text:name="__RefHeading__2974_323118931"/>5<text:span text:style-name="T23">. Spacing and indentation</text:span><text:bookmark-end text:name="__RefHeading__2974_323118931"/></text:h>
      <text:p text:style-name="Standard">Spacing and indentation must be as close to Objective-C style as possible.</text:p>
      <text:p text:style-name="Standard"/>
      <text:list xml:id="list785686822" text:style-name="L2">
        <text:list-item>
          <text:p text:style-name="P26">Please use spaces within parentheses</text:p>
          <text:p text:style-name="P18">myObject.foo(<text:span text:style-name="T1">_</text:span>arg1, arg2, arg3<text:span text:style-name="T1">_</text:span>)</text:p>
          <text:p text:style-name="P26"/>
        </text:list-item>
        <text:list-item>
          <text:p text:style-name="P26">Please separate brackets with spaces</text:p>
          <text:p text:style-name="P18">myArray = [<text:span text:style-name="T1">_</text:span>1, 2, 3, 4, 5<text:span text:style-name="T1">_</text:span>]</text:p>
          <text:p text:style-name="P26"/>
        </text:list-item>
        <text:list-item>
          <text:p text:style-name="P26">Please ident “case” branches</text:p>
          <text:p text:style-name="P18"><text:s text:c="6"/>case <text:s/>@dataType</text:p>
          <text:p text:style-name="P18"><text:s text:c="8"/>when SRAll</text:p>
          <text:p text:style-name="P18"><text:s text:c="10"/>imagePath = 'homePlaceholder.png'</text:p>
          <text:p text:style-name="P18"><text:s text:c="8"/>when SRNews</text:p>
          <text:p text:style-name="P18"><text:s text:c="10"/>imagePath = 'newsPlaceholder.jpg'</text:p>
          <text:p text:style-name="P18"><text:s text:c="8"/>when SRBlogs</text:p>
          <text:p text:style-name="P18"><text:s text:c="10"/>imagePath = 'blogPlaceholder.png'</text:p>
          <text:p text:style-name="P18"><text:s text:c="6"/>end</text:p>
          <text:p text:style-name="P26"/>
        </text:list-item>
        <text:list-item>
          <text:p text:style-name="P26">Please indent lambda implementation. Please prefer using multiline form.</text:p>
          <text:p text:style-name="P18">queue.async do</text:p>
          <text:p text:style-name="P18"><text:s/>@loader.LoadFollowingItems(item.id, count:$itemsPageSize)</text:p>
          <text:p text:style-name="P18">end</text:p>
          <text:p text:style-name="P26"/>
        </text:list-item>
        <text:list-item>
          <text:p text:style-name="P26">Language operators must be separated with spaces</text:p>
        </text:list-item>
      </text:list>
      <text:p text:style-name="Standard"/>
      <text:h text:style-name="P12" text:outline-level="1"><text:bookmark-start text:name="__RefHeading__2976_323118931"/>6. <text:span text:style-name="T23">Conditionals</text:span><text:bookmark-end text:name="__RefHeading__2976_323118931"/></text:h>
      <text:list xml:id="list1393667379" text:style-name="L3">
        <text:list-item>
          <text:p text:style-name="P27">Avoid the ternary operator (<text:span text:style-name="T1">?:</text:span>) </text:p>
        </text:list-item>
        <text:list-item>
          <text:p text:style-name="P27">Prefer “Yoda style” boolean conditions</text:p>
          <text:p text:style-name="P19">if ( 1 == n )</text:p>
        </text:list-item>
        <text:list-item>
          <text:p text:style-name="P27">Use “<text:span text:style-name="T5">unless</text:span>” keyword instead of negation operation within “if” statements</text:p>
        </text:list-item>
        <text:list-item>
          <text:p text:style-name="P27">Avoid reverse form of “if” operator</text:p>
          <text:p text:style-name="P19">myObject.foo() if ( myStatement ) </text:p>
        </text:list-item>
        <text:list-item>
          <text:p text:style-name="P28"><text:span text:style-name="T4">Never use </text:span><text:span text:style-name="T10">unless</text:span><text:span text:style-name="T4"> with </text:span><text:span text:style-name="T10">else</text:span><text:span text:style-name="T4">. Rewrite these with the positive case first.</text:span></text:p>
          <text:p text:style-name="P20"># bad</text:p>
        </text:list-item>
      </text:list>
      <text:p text:style-name="P4"><text:span text:style-name="T14">unless</text:span><text:span text:style-name="T11"> success?</text:span></text:p>
      <text:p text:style-name="P4"><text:span text:style-name="T11"><text:s text:c="2"/></text:span><text:span text:style-name="T20">puts</text:span><text:span text:style-name="T11"> </text:span><text:span text:style-name="T22">'failure'</text:span></text:p>
      <text:p text:style-name="P4">else</text:p>
      <text:p text:style-name="P4"><text:span text:style-name="T11"><text:s text:c="2"/></text:span><text:span text:style-name="T20">puts</text:span><text:span text:style-name="T11"> </text:span><text:span text:style-name="T22">'success'</text:span></text:p>
      <text:p text:style-name="P4">end</text:p>
      <text:p text:style-name="P4"/>
      <text:p text:style-name="P5"># good</text:p>
      <text:p text:style-name="P4"><text:span text:style-name="T14">if</text:span><text:span text:style-name="T11"> success?</text:span></text:p>
      <text:p text:style-name="P4"><text:span text:style-name="T11"><text:s text:c="2"/></text:span><text:span text:style-name="T20">puts</text:span><text:span text:style-name="T11"> </text:span><text:span text:style-name="T22">'success'</text:span></text:p>
      <text:p text:style-name="P4">else</text:p>
      <text:p text:style-name="P4"><text:span text:style-name="T11"><text:s text:c="2"/></text:span><text:span text:style-name="T20">puts</text:span><text:span text:style-name="T11"> </text:span><text:span text:style-name="T22">'failure'</text:span></text:p>
      <text:p text:style-name="P6">end</text:p>
      <text:h text:style-name="P16" text:outline-level="1"><text:bookmark-start text:name="__RefHeading__2978_323118931"/>7. <text:span text:style-name="T23">Classes</text:span> <text:bookmark-end text:name="__RefHeading__2978_323118931"/></text:h>
      <text:p text:style-name="Standard">Please use Ruby <text:span text:style-name="T15">modules </text:span>instead of Objective-C <text:span text:style-name="T15">protocols </text:span>and <text:span text:style-name="T15">enums</text:span>. </text:p>
      <text:p text:style-name="CodeSample">module SRDataType <text:s/>## this is enum</text:p>
      <text:p text:style-name="CodeSample"><text:s text:c="2"/>SRAll <text:s text:c="2"/>= 0</text:p>
      <text:p text:style-name="CodeSample"><text:s text:c="2"/>SRNews <text:s/>= 1</text:p>
      <text:p text:style-name="CodeSample"><text:s text:c="2"/>SRBlogs = 2</text:p>
      <text:p text:style-name="CodeSample">end</text:p>
      <text:p text:style-name="Standard"/>
      <text:p text:style-name="Standard">Make use of all incapsulation features of ruby ( <text:span text:style-name="T5">public</text:span><text:span text:style-name="T2">, </text:span><text:span text:style-name="T5">protected</text:span><text:span text:style-name="T2">, </text:span><text:span text:style-name="T3">and</text:span><text:span text:style-name="T2"> </text:span><text:span text:style-name="T5">private</text:span><text:span text:style-name="T2"> ). </text:span></text:p>
      <text:p text:style-name="Standard"/>
      <text:p text:style-name="Standard">Native <text:span text:style-name="T15">ruby </text:span>methods must be as “<text:span text:style-name="T16">private</text:span>” as possible.</text:p>
      <text:p text:style-name="Standard"><text:span text:style-name="T15">Objective-C overloads</text:span> must be <text:span text:style-name="T16">public </text:span>to avoid interopability issues.</text:p>
      <text:p text:style-name="Standard"/>
      <text:p text:style-name="Standard">Please implement delegate callback handlers in different files for one class </text:p>
      <text:p text:style-name="CodeSample">class ReadingListController &lt; UIViewController</text:p>
      <text:p text:style-name="CodeSample"><text:s text:c="2"/>def viewDidLoad</text:p>
      <text:p text:style-name="CodeSample"><text:s text:c="4"/>super</text:p>
      <text:p text:style-name="CodeSample"><text:s text:c="4"/># view did load logic</text:p>
      <text:p text:style-name="CodeSample"><text:s text:c="2"/>end</text:p>
      <text:p text:style-name="CodeSample"/>
      <text:p text:style-name="CodeSample"><text:s text:c="2"/>def shouldAutorotateToInterfaceOrientation(interfaceOrientation)</text:p>
      <text:p text:style-name="CodeSample"><text:s text:c="4"/>return true</text:p>
      <text:p text:style-name="CodeSample"><text:s text:c="2"/>end</text:p>
      <text:p text:style-name="CodeSample"/>
      <text:p text:style-name="CodeSample"><text:s text:c="2"/>def shouldAutorotate</text:p>
      <text:p text:style-name="CodeSample"><text:s text:c="4"/>return true</text:p>
      <text:p text:style-name="CodeSample"><text:s text:c="4"/>end</text:p>
      <text:p text:style-name="CodeSample">end</text:p>
      <text:p text:style-name="CodeSample"/>
      <text:p text:style-name="CodeSample">class ReadingListController <text:span text:style-name="T17"># this should be in another file</text:span></text:p>
      <text:p text:style-name="CodeSample"><text:s text:c="2"/># table view delegate + dataSource</text:p>
      <text:p text:style-name="CodeSample"><text:s text:c="2"/>def numberOfSectionsInTableView(tableView)</text:p>
      <text:p text:style-name="CodeSample"><text:s text:c="4"/>return 1</text:p>
      <text:p text:style-name="CodeSample"><text:s text:c="2"/>end</text:p>
      <text:p text:style-name="CodeSample"/>
      <text:p text:style-name="CodeSample"><text:s text:c="2"/>def tableView( tableView,</text:p>
      <text:p text:style-name="CodeSample"><text:s text:c="6"/>numberOfRowsInSection: section)</text:p>
      <text:p text:style-name="CodeSample"/>
      <text:p text:style-name="CodeSample"><text:s text:c="4"/>if ( @data )</text:p>
      <text:p text:style-name="CodeSample"><text:s text:c="6"/>return @data.count</text:p>
      <text:p text:style-name="CodeSample"><text:s text:c="4"/>end</text:p>
      <text:p text:style-name="CodeSample"><text:s text:c="4"/>return 0</text:p>
      <text:p text:style-name="CodeSample"><text:s text:c="2"/>end</text:p>
      <text:p text:style-name="CodeSample"/>
      <text:p text:style-name="CodeSample"># other code</text:p>
      <text:p text:style-name="CodeSample">end</text:p>
      <text:p text:style-name="Text_20_body"/>
      <text:p text:style-name="Text_20_body"/>
      <text:h text:style-name="P16" text:outline-level="1"><text:bookmark-start text:name="__RefHeading__2980_323118931"/>8. <text:span text:style-name="T23">Blocks</text:span> and lambdas<text:bookmark-end text:name="__RefHeading__2980_323118931"/></text:h>
      <text:p text:style-name="Standard">Native Objective-C API can accept ruby lambdas as is.</text:p>
      <text:list xml:id="list1714740526" text:continue-list="list785686822" text:style-name="L2">
        <text:list-header>
          <text:p text:style-name="P18">queue.async do</text:p>
          <text:p text:style-name="P18"><text:s/>@loader.LoadFollowingItems(item.id, count:$itemsPageSize)</text:p>
          <text:p text:style-name="P18">end</text:p>
        </text:list-header>
      </text:list>
      <text:p text:style-name="Standard"/>
      <text:p text:style-name="Standard">In order to call Objective-C blocks from the ruby code you should use a native extension : </text:p>
      <text:p text:style-name="Standard">https://github.com/dodikk/MotionBlocks</text:p>
      <text:p text:style-name="CodeSample">helloWorldMaker = NativeFactory.alloc.init.getHelloWorldProducer()</text:p>
      <text:p text:style-name="CodeSample">greetingString = helloWorldMaker.<text:span text:style-name="T21">objc_BlockSend( [ 'Hello', 'Luke' ] )</text:span></text:p>
      <text:p text:style-name="CodeSample">puts( greetingString ) <text:s/>## Hello world from Luke.</text:p>
      <text:p text:style-name="Standard"/>
      <text:h text:style-name="P12" text:outline-level="1"><text:bookmark-start text:name="__RefHeading__2982_323118931"/>9. <text:span text:style-name="T23">Memory</text:span> Management<text:bookmark-end text:name="__RefHeading__2982_323118931"/></text:h>
      <text:p text:style-name="Standard">Ruby assignment operator retains objects. Object cycles are not supported by RubyMotion's garbage collector and cause memory leaks. </text:p>
      <text:p text:style-name="Standard">RubyMotion does not support weak references out of box. That's why some third-party Objective-C weak reference class must be used. You can pick any from the list below : </text:p>
      <text:list xml:id="list1995696452" text:style-name="L4">
        <text:list-item>
          <text:p text:style-name="P29">https://github.com/farcaller/motion-memorymanagement</text:p>
        </text:list-item>
        <text:list-item>
          <text:p text:style-name="P29">https://github.com/dodikk/MotionBlocks</text:p>
        </text:list-item>
      </text:list>
      <text:p text:style-name="Standard"/>
      <text:p text:style-name="Standard">Please use <text:span text:style-name="T15">WeakRef</text:span> class as a replacement for Objective-C <text:span text:style-name="T16">__weak</text:span> keyword</text:p>
      <text:p text:style-name="P25"><text:span text:style-name="T15">Note</text:span> : Please inherit this class since it may be replaced with a better implementation at any time.</text:p>
      <text:p text:style-name="CodeSample"><text:s text:c="2"/>def setDelegate(delegate_)</text:p>
      <text:p text:style-name="CodeSample"><text:s text:c="4"/>@delegate = RMWeakRef.refWithTarget( delegate_ )</text:p>
      <text:p text:style-name="CodeSample"><text:s text:c="2"/>end</text:p>
      <text:p text:style-name="CodeSample"/>
      <text:p text:style-name="CodeSample">def getDelegate</text:p>
      <text:p text:style-name="CodeSample"><text:s text:c="2"/>return @delegate.target</text:p>
      <text:p text:style-name="CodeSample">end</text:p>
      <text:p text:style-name="Standard"/>
      <text:p text:style-name="Standard">Use ruby autorelease pools for memory critical sections </text:p>
      <text:p text:style-name="CodeSample">Kernel.autorelease_pool do</text:p>
      <text:p text:style-name="CodeSample"><text:s text:c="2"/>## memory critical code</text:p>
      <text:p text:style-name="CodeSample">end</text:p>
      <text:p text:style-name="CodeSample"/>
      <text:p text:style-name="CodeSample"># non memory critical code</text:p>
      <text:p text:style-name="CodeSample"/>
      <text:p text:style-name="Text_20_body"/>
      <text:h text:style-name="Heading_20_1" text:outline-level="1"/>
      <text:h text:style-name="Heading_20_1" text:outline-level="1"><text:bookmark-start text:name="__RefHeading__854_1517234274"/>10. Exceptions<text:bookmark-end text:name="__RefHeading__854_1517234274"/></text:h>
      <text:p text:style-name="Text_20_body">Do not use exceptions for better compliance with Objective-C code. Wrap methods that are going to be invoked from the native code into <text:span text:style-name="T15">begin/rescue/ensure</text:span> (<text:span text:style-name="T15">@try/@catch/@finally </text:span>for ObjC)</text:p>
      <text:h text:style-name="P16" text:outline-level="1"><text:bookmark-start text:name="__RefHeading__2984_323118931"/>11. <text:span text:style-name="T23">One</text:span> more thing<text:bookmark-end text:name="__RefHeading__2984_323118931"/></text:h>
      <text:p text:style-name="Standard"/>
      <text:p text:style-name="Text_20_body">Always use “return” statement if a method is supposed to return some value</text:p>
      <text:p text:style-name="P3"/>
      <text:p text:style-name="Text_20_body"><text:span text:style-name="T4">Prefer double-quoted strings. Interpolation and escaped characters will always work without a delimiter change, and </text:span><text:span text:style-name="T10">'</text:span><text:span text:style-name="T4"> is a lot more common than </text:span><text:span text:style-name="T10">"</text:span><text:span text:style-name="T4"> in string literals.</text:span></text:p>
      <text:p text:style-name="Text_20_body"/>
      <text:p text:style-name="Text_20_body"/>
      <text:p text:style-name="Text_20_body"><text:span text:style-name="T4">Never use </text:span><text:span text:style-name="T10">for</text:span><text:span text:style-name="T4">, unless you know exactly why. Most of the time iterators should be used instead. </text:span><text:span text:style-name="T10">for</text:span><text:span text:style-name="T4"> is implemented in terms of </text:span><text:span text:style-name="T10">each</text:span><text:span text:style-name="T4"> (so you're adding a level of indirection), but with a twist - </text:span><text:span text:style-name="T10">for</text:span><text:span text:style-name="T4"> doesn't introduce a new scope (unlike </text:span><text:span text:style-name="T10">each</text:span><text:span text:style-name="T4">) and variables defined in its block will be visible outside it.</text:span></text:p>
      <text:p text:style-name="CodeSample"><text:span text:style-name="T7">arr </text:span><text:span text:style-name="T12">=</text:span><text:span text:style-name="T8"> </text:span><text:span text:style-name="T12">[</text:span><text:span text:style-name="T18">1</text:span><text:span text:style-name="T8">, </text:span><text:span text:style-name="T18">2</text:span><text:span text:style-name="T8">, </text:span><text:span text:style-name="T18">3</text:span><text:span text:style-name="T12">]</text:span></text:p>
      <text:p text:style-name="CodeSample"/>
      <text:p text:style-name="CodeSample"># bad</text:p>
      <text:p text:style-name="CodeSample"><text:span text:style-name="T13">for</text:span><text:span text:style-name="T9"> elem </text:span><text:span text:style-name="T13">in</text:span><text:span text:style-name="T9"> arr </text:span><text:span text:style-name="T13">do</text:span></text:p>
      <text:p text:style-name="CodeSample"><text:span text:style-name="T9"><text:s text:c="2"/></text:span><text:span text:style-name="T19">puts</text:span><text:span text:style-name="T9"> elem</text:span></text:p>
      <text:p text:style-name="CodeSample">end</text:p>
      <text:p text:style-name="CodeSample"/>
      <text:p text:style-name="CodeSample"># good</text:p>
      <text:p text:style-name="CodeSample"><text:span text:style-name="T9">arr</text:span><text:span text:style-name="T13">.</text:span><text:span text:style-name="T9">each { </text:span><text:span text:style-name="T13">|</text:span><text:span text:style-name="T9">elem</text:span><text:span text:style-name="T13">|</text:span><text:span text:style-name="T9"> </text:span><text:span text:style-name="T19">puts</text:span><text:span text:style-name="T9"> elem }</text:span></text:p>
      <text:p text:style-name="Standard"/>
      <text:p text:style-name="Standard"/>
      <text:p text:style-name="Standard"/>
      <text:p text:style-name="P23">The RubyMotion runtime provides convenience shortcuts for certain Objective-C selectors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4">Selector</text:p>
          </table:table-cell>
          <table:table-cell table:style-name="Table1.A1" office:value-type="string">
            <text:p text:style-name="P24">Shortcut</text:p>
          </table:table-cell>
        </table:table-row>
        <table:table-row table:style-name="Table1.1">
          <table:table-cell table:style-name="Table1.A1" office:value-type="string">
            <text:p text:style-name="P23">setFoo:</text:p>
          </table:table-cell>
          <table:table-cell table:style-name="Table1.A1" office:value-type="string">
            <text:p text:style-name="P23">foo=</text:p>
          </table:table-cell>
        </table:table-row>
        <table:table-row table:style-name="Table1.1">
          <table:table-cell table:style-name="Table1.A1" office:value-type="string">
            <text:p text:style-name="P23">isFoo</text:p>
          </table:table-cell>
          <table:table-cell table:style-name="Table1.A1" office:value-type="string">
            <text:p text:style-name="P23">foo?</text:p>
          </table:table-cell>
        </table:table-row>
        <table:table-row table:style-name="Table1.1">
          <table:table-cell table:style-name="Table1.A1" office:value-type="string">
            <text:p text:style-name="P23">objectForKey:</text:p>
          </table:table-cell>
          <table:table-cell table:style-name="Table1.A1" office:value-type="string">
            <text:p text:style-name="P23">[]</text:p>
          </table:table-cell>
        </table:table-row>
        <table:table-row table:style-name="Table1.1">
          <table:table-cell table:style-name="Table1.A1" office:value-type="string">
            <text:p text:style-name="P23">setObject:forKey:</text:p>
          </table:table-cell>
          <table:table-cell table:style-name="Table1.A1" office:value-type="string">
            <text:p text:style-name="P23">[]=</text:p>
          </table:table-cell>
        </table:table-row>
      </table:table>
      <text:p text:style-name="P23"><text:span text:style-name="T27"/></text:p>
      <text:p text:style-name="P23"><text:span text:style-name="T27">As an example, the </text:span><text:span text:style-name="T28">setHidden:</text:span><text:span text:style-name="T27"> and </text:span><text:span text:style-name="T28">isHidden</text:span><text:span text:style-name="T27"> methods of </text:span><text:span text:style-name="T28">UIView</text:span><text:span text:style-name="T27"> can be called by using the </text:span><text:span text:style-name="T28">hidden=</text:span><text:span text:style-name="T27"> and </text:span><text:span text:style-name="T28">hidden?</text:span><text:span text:style-name="T27"> shortcuts.</text:span></text:p>
      <text:p text:style-name="P23"><text:span text:style-name="T28">view.hidden = true unless view.hidden?</text:span></text:p>
      <text:p text:style-name="Standard"/>
      <text:p text:style-name="Standard">You can find out more in the official documentation of the RubyMotion project http://www.rubymotion.com/developer-center/guides/runtime/#_selector_shortcuts</text:p>
      <text:p text:style-name="Standard"/>
      <text:p text:style-name="Standard"/>
      <text:h text:style-name="P17" text:outline-level="1"><text:bookmark-start text:name="__RefHeading__1078_1517234274"/>Appendix A : Objective-C API design requirements<text:bookmark-end text:name="__RefHeading__1078_1517234274"/></text:h>
      <text:list xml:id="list1170529943" text:style-name="L5">
        <text:list-item>
          <text:p text:style-name="P30">Do not use <text:span text:style-name="T15">macros</text:span> in public API.</text:p>
        </text:list-item>
        <text:list-item>
          <text:p text:style-name="P30">Do not use <text:span text:style-name="T15">C++</text:span> in public API.</text:p>
          <text:p text:style-name="P30"/>
        </text:list-item>
        <text:list-item>
          <text:p text:style-name="P30">Do not use <text:span text:style-name="T15">C structures</text:span> in public </text:p>
          <text:p text:style-name="P30">API. Wrap them into Objective-C <text:span text:style-name="T15">@interface</text:span> instead.</text:p>
          <text:p text:style-name="P30"/>
        </text:list-item>
        <text:list-item>
          <text:p text:style-name="P30">Do not use <text:span text:style-name="T15">C functions </text:span><text:span text:style-name="T29">in public API</text:span>. </text:p>
          <text:p text:style-name="P30">Wrap them into an Objective-C @interface with <text:span text:style-name="T15">static methods</text:span> instead.</text:p>
          <text:p text:style-name="P30"/>
        </text:list-item>
        <text:list-item>
          <text:p text:style-name="P30">Do not use <text:span text:style-name="T15">enums </text:span>in public API. </text:p>
          <text:p text:style-name="P30">Please use <text:span text:style-name="T15">NSInteger</text:span> instead.</text:p>
          <text:p text:style-name="P30"/>
        </text:list-item>
        <text:list-item>
          <text:p text:style-name="P30">Do not use <text:span text:style-name="T15">[ NSDate date ]</text:span>, <text:span text:style-name="T15">[ NSDate new ]</text:span>, <text:span text:style-name="T15">[ NSLocale currentLocale ]</text:span>, etc. explicitly. This makes <text:span text:style-name="T16">hard</text:span> to mock and <text:span text:style-name="T16">test </text:span>your code.</text:p>
          <text:p text:style-name="P30"/>
        </text:list-item>
        <text:list-item>
          <text:p text:style-name="P30">Do not use primitive types (<text:span text:style-name="T15">int, float, bool</text:span>, etc) in <text:span text:style-name="T15">blocks</text:span>. They must be wrapped in Cocoa classes since RubyMotion does not support native blocks.</text:p>
        </text:list-item>
      </text:list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enlo-Regular" svg:font-family="Menlo-Regular"/>
    <style:font-face style:name="OpenSymbol" svg:font-family="OpenSymbol"/>
    <style:font-face style:name="Courier-Bold" svg:font-family="Courier-Bold" style:font-family-generic="modern"/>
    <style:font-face style:name="Georgia" svg:font-family="Georgia" style:font-family-generic="roman"/>
    <style:font-face style:name="Helvetica" svg:font-family="Helvetica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deSample" style:family="paragraph" style:parent-style-name="Text_20_body" style:class="text" style:master-page-name="">
      <style:paragraph-properties fo:margin-top="0in" fo:margin-bottom="0in" style:page-number="auto" fo:background-color="#ffff00" style:shadow="none">
        <style:background-image/>
      </style:paragraph-properties>
      <style:text-properties style:font-size-asian="10.5pt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5T12:54:13</meta:creation-date>
    <dc:date>2013-01-28T14:39:04</dc:date>
    <meta:editing-duration>PT6H1M41S</meta:editing-duration>
    <meta:editing-cycles>287</meta:editing-cycles>
    <meta:generator>LibreOffice/3.5$MacOSX_x86 LibreOffice_project/281b639-6baa1d3-ef66a77-d866f25-f36d45f</meta:generator>
    <meta:document-statistic meta:table-count="1" meta:image-count="0" meta:object-count="0" meta:page-count="9" meta:paragraph-count="195" meta:word-count="1300" meta:character-count="8001" meta:non-whitespace-character-count="7369"/>
  </office:meta>
</office:document-meta>
</file>